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size="6pt" style:font-size-asian="6pt" style:font-size-complex="6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4" table:style-name="ce2"/>
          <table:table-cell office:value-type="string" table:style-name="ce2">
            <text:p>pattern</text:p>
          </table:table-cell>
          <table:table-cell office:value-type="string" table:style-name="ce2">
            <text:p>mask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formula="of:=SUMPRODUCT([.$A$2:.$C$4]; [.A6:.C8])" table:style-name="ce2">
            <text:p>0</text:p>
          </table:table-cell>
          <table:table-cell office:value-type="float" office:value="231" table:formula="of:=SUMPRODUCT([.$A$2:.$C$4]; --([.A6:.C8]=&quot;X&quot;))" table:style-name="ce2">
            <text:p>23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float" office:value="0" table:formula="of:=SUMPRODUCT([.$A$2:.$C$4]; [.A10:.C12])" table:style-name="ce2">
            <text:p>0</text:p>
          </table:table-cell>
          <table:table-cell office:value-type="float" office:value="189" table:formula="of:=SUMPRODUCT([.$A$2:.$C$4]; --([.A10:.C12]=&quot;X&quot;))" table:style-name="ce2">
            <text:p>189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string" table:style-name="ce2">
            <text:p>patterns</text:p>
          </table:table-cell>
          <table:table-cell table:number-columns-repeated="3" table:style-name="ce2"/>
          <table:table-cell office:value-type="string" office:string-value="0,0" table:formula="of:=COM.MICROSOFT.TEXTJOIN(&quot;,&quot;; TRUE(); [.E6:.E13])" table:style-name="ce2">
            <text:p>0,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masks</text:p>
          </table:table-cell>
          <table:table-cell table:number-columns-repeated="3" table:style-name="ce2"/>
          <table:table-cell office:value-type="string" office:string-value="231,189" table:formula="of:=COM.MICROSOFT.TEXTJOIN(&quot;,&quot;; TRUE(); [.F6:.F13])" table:style-name="ce2">
            <text:p>231,189</text:p>
          </table:table-cell>
          <table:table-cell table:number-columns-repeated="3" table:style-name="ce2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08T11:37:29Z</dc:date>
    <meta:editing-cycles>2</meta:editing-cycles>
    <meta:editing-duration>PT22341S</meta:editing-duration>
  </office:meta>
</office:document-meta>
</file>